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c71" officeooo:paragraph-rsid="000dfc71"/>
    </style:style>
    <style:style style:name="P2" style:family="paragraph" style:parent-style-name="Title">
      <style:text-properties fo:font-size="16pt" style:font-size-asian="16pt" style:font-size-complex="16pt"/>
    </style:style>
    <style:style style:name="P3" style:family="paragraph" style:parent-style-name="Standard">
      <style:text-properties officeooo:rsid="000f95c3" officeooo:paragraph-rsid="000f95c3"/>
    </style:style>
    <style:style style:name="P4" style:family="paragraph" style:parent-style-name="Standard">
      <style:text-properties officeooo:paragraph-rsid="000dfc71"/>
    </style:style>
    <style:style style:name="P5" style:family="paragraph" style:parent-style-name="Standard">
      <style:text-properties officeooo:rsid="000dfc71" officeooo:paragraph-rsid="000dfc71"/>
    </style:style>
    <style:style style:name="P6" style:family="paragraph" style:parent-style-name="Standard">
      <style:text-properties officeooo:rsid="000dfc71" officeooo:paragraph-rsid="000f95c3"/>
    </style:style>
    <style:style style:name="P7" style:family="paragraph" style:parent-style-name="Standard">
      <style:text-properties officeooo:rsid="00103c1a" officeooo:paragraph-rsid="00103c1a"/>
    </style:style>
    <style:style style:name="T1" style:family="text">
      <style:text-properties officeooo:rsid="000f95c3"/>
    </style:style>
    <style:style style:name="T2" style:family="text">
      <style:text-properties officeooo:rsid="00103c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<text:span text:style-name="T2">rojet </text:span>7 : Créez GrandPy, le papy-robot.</text:p>
      <text:p text:style-name="P1"/>
      <text:p text:style-name="P7">1- Démarche :</text:p>
      <text:p text:style-name="P7"/>
      <text:p text:style-name="P7"/>
      <text:p text:style-name="P1"/>
      <text:p text:style-name="P1"/>
      <text:p text:style-name="P3">2- Adresse du site déployé pour consulter le projet et poser des questions à GrandPy :</text:p>
      <text:p text:style-name="P1"/>
      <text:p text:style-name="P6"><text:a xlink:type="simple" xlink:href="https://grandpybotpapyrobot.herokuapp.com/" text:style-name="Internet_20_link" text:visited-style-name="Visited_20_Internet_20_Link"><text:span text:style-name="T1">https://grandpybotpapyrobot.herokuapp.com/</text:span></text:a></text:p>
      <text:p text:style-name="P6"/>
      <text:p text:style-name="P3"><text:span text:style-name="T2">3</text:span>- Code source hébergé sur Github :</text:p>
      <text:p text:style-name="P1"/>
      <text:p text:style-name="P4"><text:a xlink:type="simple" xlink:href="https://github.com/jbbaillet85/GrandPyBot-le-papy-robot" text:style-name="Internet_20_link" text:visited-style-name="Visited_20_Internet_20_Link"><text:span text:style-name="T1">https://github.com/jbbaillet85/GrandPyBot-le-papy-robot</text:span></text:a></text:p>
      <text:p text:style-name="P4"/>
      <text:p text:style-name="P3"><text:span text:style-name="T2">4</text:span>- Tableau Trello contenant les user stories :</text:p>
      <text:p text:style-name="P4"/>
      <text:p text:style-name="P4"><text:a xlink:type="simple" xlink:href="https://trello.com/b/ahZAqGia/grandpy-bot-le-papy-robot" text:style-name="Internet_20_link" text:visited-style-name="Visited_20_Internet_20_Link"><text:span text:style-name="T1">https://trello.com/b/ahZAqGia/grandpy-bot-le-papy-robot</text:span></text:a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0T14:56:35.333000000</meta:creation-date>
    <dc:date>2021-07-21T17:02:18.912000000</dc:date>
    <meta:editing-duration>PT2M53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8" meta:word-count="44" meta:character-count="372" meta:non-whitespace-character-count="336"/>
  </office:meta>
</office:document-meta>
</file>